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0000" loext:opacity="100%"/>
    </style:style>
    <style:style style:name="P2" style:family="paragraph" style:parent-style-name="Text_20_body">
      <style:paragraph-properties fo:margin-top="0cm" fo:margin-bottom="0cm" style:contextual-spacing="false" fo:line-height="15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5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5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0ef041" style:text-blinking="false" fo:background-color="transparent"/>
    </style:style>
    <style:style style:name="P6" style:family="paragraph" style:parent-style-name="Text_20_body">
      <style:paragraph-properties fo:margin-top="0.302cm" fo:margin-bottom="0.302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.302cm" fo:margin-bottom="0.302c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49989" officeooo:paragraph-rsid="000ef041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db5b4099-7fff-91d3-f2c1-e4d1a27891ec"/>Nomes: Giovanni Guedes Baptista &amp; Gustavo Santos de Toledo</text:p>
      <text:p text:style-name="P5">RA: 10132228 &amp; 10129580</text:p>
      <text:p text:style-name="P5">Curso: ADS</text:p>
      <text:p text:style-name="P2"/>
      <text:p text:style-name="P2"><text:bookmark text:name="docs-internal-guid-9e50b41a-7fff-c343-3c49-a6ca9df9dfd7"/>Exercício 2</text:p>
      <text:p text:style-name="P6"/>
      <text:p text:style-name="P3">Para a solução do problema, desenvolvemos uma aplicação Java que utiliza 2 pilhas (LIFO) para simular uma fila (FIFO) implementadas em lista encadeada(NÓS).</text:p>
      <text:p text:style-name="P3">Para conseguir fazer a simulação de uma fila usando de pilhas, criamos na classe Fila duas pilhas como atributos usando de tipagem Pilha, outra classe existente com suas funcionalidades. A ideia do programa era fazer com que, ao inserir os valores na pilha e pedisse para ser exibido, mostrasse na ordem em que foi inserido, mas conceitualmente isso não seria possível pois em pilhas, o último a entrar é o primeiro a sair. Então, utilizando duas pilhas podemos adicionar um valor mais recente a primeira pilha e os valores anteriores a segunda pilha, dessa maneira, organizamos as posições e em seguida retornarmos os valores a pilha de origem, exibindo a ordem dos valores como se fossem Fila, tendo o primeiro valor adicionado sempre no topo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8:18:21.318834939</meta:creation-date>
    <dc:date>2024-04-30T19:56:08.607494717</dc:date>
    <meta:editing-duration>PT1H37M2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165" meta:character-count="1003" meta:non-whitespace-character-count="844"/>
  </office:meta>
</office:document-meta>
</file>